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t" fo:country="BR" fo:font-weight="bold" officeooo:rsid="001f82cd" officeooo:paragraph-rsid="001f82cd" style:font-weight-asian="bold" style:font-weight-complex="bold"/>
    </style:style>
    <style:style style:name="P2" style:family="paragraph" style:parent-style-name="Standard">
      <style:paragraph-properties fo:text-align="start" style:justify-single-word="false"/>
      <style:text-properties fo:font-size="12pt" fo:language="pt" fo:country="BR" fo:font-weight="normal" officeooo:rsid="00207f92" officeooo:paragraph-rsid="00207f92" style:font-weight-asian="normal" style:font-weight-complex="normal"/>
    </style:style>
    <style:style style:name="P3" style:family="paragraph" style:parent-style-name="Standard">
      <style:paragraph-properties fo:text-align="start" style:justify-single-word="false"/>
      <style:text-properties fo:font-size="12pt" fo:language="pt" fo:country="BR" fo:font-weight="normal" officeooo:rsid="00235422" officeooo:paragraph-rsid="00235422" style:font-weight-asian="normal" style:font-weight-complex="normal"/>
    </style:style>
    <style:style style:name="P4" style:family="paragraph" style:parent-style-name="Standard">
      <style:paragraph-properties fo:text-align="start" style:justify-single-word="false"/>
      <style:text-properties fo:font-size="12pt" fo:language="pt" fo:country="BR" fo:font-weight="normal" officeooo:rsid="0023faf4" officeooo:paragraph-rsid="0024d575" style:font-weight-asian="normal" style:font-weight-complex="normal"/>
    </style:style>
    <style:style style:name="P5" style:family="paragraph" style:parent-style-name="Standard">
      <style:paragraph-properties fo:text-align="start" style:justify-single-word="false"/>
      <style:text-properties fo:font-size="12pt" fo:language="pt" fo:country="BR" fo:font-weight="normal" officeooo:rsid="00263c20" officeooo:paragraph-rsid="00263c20" style:font-weight-asian="normal" style:font-weight-complex="normal"/>
    </style:style>
    <style:style style:name="P6" style:family="paragraph" style:parent-style-name="Standard">
      <style:paragraph-properties fo:text-align="start" style:justify-single-word="false"/>
      <style:text-properties fo:font-size="12pt" fo:language="pt" fo:country="BR" fo:font-weight="normal" officeooo:rsid="00278cd5" officeooo:paragraph-rsid="00278cd5" style:font-weight-asian="normal" style:font-weight-complex="normal"/>
    </style:style>
    <style:style style:name="P7" style:family="paragraph" style:parent-style-name="Standard">
      <style:paragraph-properties fo:text-align="start" style:justify-single-word="false"/>
      <style:text-properties fo:font-size="12pt" fo:language="pt" fo:country="BR" fo:font-weight="normal" officeooo:rsid="0028e993" officeooo:paragraph-rsid="0028e993" style:font-weight-asian="normal" style:font-weight-complex="normal"/>
    </style:style>
    <style:style style:name="P8" style:family="paragraph" style:parent-style-name="Standard">
      <style:paragraph-properties fo:text-align="start" style:justify-single-word="false"/>
      <style:text-properties fo:font-size="12pt" fo:language="pt" fo:country="BR" fo:font-weight="normal" officeooo:rsid="002a1d65" officeooo:paragraph-rsid="002a1d65" style:font-weight-asian="normal" style:font-weight-complex="normal"/>
    </style:style>
    <style:style style:name="P9"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2a1d65" officeooo:paragraph-rsid="002b9585" style:font-weight-asian="normal" style:font-weight-complex="normal"/>
    </style:style>
    <style:style style:name="P10"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2a1d65" officeooo:paragraph-rsid="002c7e27" style:font-weight-asian="normal" style:font-weight-complex="normal"/>
    </style:style>
    <style:style style:name="P11"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2a1d65" officeooo:paragraph-rsid="002de71d" style:font-weight-asian="normal" style:font-weight-complex="normal"/>
    </style:style>
    <style:style style:name="P12"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2f7859" officeooo:paragraph-rsid="002f7859" style:font-weight-asian="normal" style:font-weight-complex="normal"/>
    </style:style>
    <style:style style:name="P13" style:family="paragraph" style:parent-style-name="Text_20_body">
      <style:paragraph-properties fo:margin-top="0cm" fo:margin-bottom="0cm" loext:contextual-spacing="false" fo:text-align="start" style:justify-single-word="false"/>
      <style:text-properties officeooo:paragraph-rsid="0035d2c5"/>
    </style:style>
    <style:style style:name="P14"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15bc7" style:font-weight-asian="normal" style:font-weight-complex="normal"/>
    </style:style>
    <style:style style:name="P15"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2793e" style:font-weight-asian="normal" style:font-weight-complex="normal"/>
    </style:style>
    <style:style style:name="P16"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37bad" style:font-weight-asian="normal" style:font-weight-complex="normal"/>
    </style:style>
    <style:style style:name="P17"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505d2" style:font-weight-asian="normal" style:font-weight-complex="normal"/>
    </style:style>
    <style:style style:name="P18"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5d2c5" style:font-weight-asian="normal" style:font-weight-complex="normal"/>
    </style:style>
    <style:style style:name="P19"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6541e" style:font-weight-asian="normal" style:font-weight-complex="normal"/>
    </style:style>
    <style:style style:name="P20"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6b230" style:font-weight-asian="normal" style:font-weight-complex="normal"/>
    </style:style>
    <style:style style:name="P21"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7b95b" style:font-weight-asian="normal" style:font-weight-complex="normal"/>
    </style:style>
    <style:style style:name="P22"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93bb0" style:font-weight-asian="normal" style:font-weight-complex="normal"/>
    </style:style>
    <style:style style:name="P23"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b0113" style:font-weight-asian="normal" style:font-weight-complex="normal"/>
    </style:style>
    <style:style style:name="P24"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be052" style:font-weight-asian="normal" style:font-weight-complex="normal"/>
    </style:style>
    <style:style style:name="P25"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c7f3f" style:font-weight-asian="normal" style:font-weight-complex="normal"/>
    </style:style>
    <style:style style:name="P26"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d8500" style:font-weight-asian="normal" style:font-weight-complex="normal"/>
    </style:style>
    <style:style style:name="P27"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e1a76" style:font-weight-asian="normal" style:font-weight-complex="normal"/>
    </style:style>
    <style:style style:name="P28"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3fba58" style:font-weight-asian="normal" style:font-weight-complex="normal"/>
    </style:style>
    <style:style style:name="P29" style:family="paragraph" style:parent-style-name="Text_20_body">
      <style:paragraph-properties fo:margin-top="0cm" fo:margin-bottom="0cm" loext:contextual-spacing="false" fo:text-align="start" style:justify-single-word="false"/>
      <style:text-properties fo:font-size="12pt" fo:language="pt" fo:country="BR" fo:font-weight="normal" officeooo:rsid="00315bc7" officeooo:paragraph-rsid="0040052c" style:font-weight-asian="normal" style:font-weight-complex="normal"/>
    </style:style>
    <style:style style:name="P30" style:family="paragraph" style:parent-style-name="Text_20_body">
      <style:paragraph-properties fo:margin-top="0cm" fo:margin-bottom="0cm" loext:contextual-spacing="false" fo:text-align="start" style:justify-single-word="false"/>
      <style:text-properties fo:color="#0b5394" fo:font-size="12pt" fo:language="pt" fo:country="BR" fo:font-weight="bold" officeooo:rsid="00315bc7" officeooo:paragraph-rsid="0041885a" style:font-weight-asian="normal" style:font-weight-complex="normal"/>
    </style:style>
    <style:style style:name="P31" style:family="paragraph" style:parent-style-name="Text_20_body">
      <style:paragraph-properties fo:margin-top="0cm" fo:margin-bottom="0cm" loext:contextual-spacing="false" fo:text-align="start" style:justify-single-word="false"/>
      <style:text-properties fo:color="#0b5394" fo:font-size="12pt" fo:language="pt" fo:country="BR" fo:font-weight="bold" officeooo:rsid="0042b8f5" officeooo:paragraph-rsid="004491f3" style:font-weight-asian="normal" style:font-weight-complex="normal"/>
    </style:style>
    <style:style style:name="P32" style:family="paragraph" style:parent-style-name="Text_20_body">
      <style:paragraph-properties fo:margin-top="0cm" fo:margin-bottom="0cm" loext:contextual-spacing="false" fo:text-align="start" style:justify-single-word="false"/>
      <style:text-properties fo:color="#000000" fo:font-size="12pt" fo:language="pt" fo:country="BR" fo:font-weight="normal" officeooo:rsid="0042b8f5" officeooo:paragraph-rsid="004491f3" style:font-weight-asian="normal" style:font-weight-complex="normal"/>
    </style:style>
    <style:style style:name="T1" style:family="text">
      <style:text-properties officeooo:rsid="00226e25"/>
    </style:style>
    <style:style style:name="T2" style:family="text">
      <style:text-properties officeooo:rsid="0024d575"/>
    </style:style>
    <style:style style:name="T3" style:family="text">
      <style:text-properties officeooo:rsid="00270add"/>
    </style:style>
    <style:style style:name="T4" style:family="text">
      <style:text-properties fo:color="#0b5394"/>
    </style:style>
    <style:style style:name="T5" style:family="text">
      <style:text-properties fo:color="#00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cas sobre Canalizações</text:p>
      <text:p text:style-name="P1"/>
      <text:p text:style-name="P2">Comece relaxando cada p<text:span text:style-name="T1">a</text:span>rte do seu corpo enquanto respira profunda e lentamente.</text:p>
      <text:p text:style-name="P2">Sente e relaxe enquanto respira <text:span text:style-name="T1">e procura usar sua intuição para se comunicar com seu Eu superior e com seus guias espirituais.</text:span></text:p>
      <text:p text:style-name="P2"/>
      <text:p text:style-name="P3">É bom lembrar que fazendo estes exercícios e tentando aprender a canalizar estará recebendo ajuda dos seus guias que desejam se comunicar com você.</text:p>
      <text:p text:style-name="P3"/>
      <text:p text:style-name="P4">Seja amável, paciente e tolerante consigo mesmo enquanto aprende. <text:span text:style-name="T2">A vontade, disponibilidade e o estar disposto a experimentar coisas novas, são fundamentais para o êxito destes processos.</text:span></text:p>
      <text:p text:style-name="P4"/>
      <text:p text:style-name="P5">Precisa estar em lugar adequado e reservado além de ter tempo destinado ao aprendizado. <text:span text:style-name="T3">Não tenha medo de canalizar para assim evoluir mais rápido.</text:span></text:p>
      <text:p text:style-name="P5"/>
      <text:p text:style-name="P6">Uma música suave e inspiradora pode ajudar nas canalizações.</text:p>
      <text:p text:style-name="P6"/>
      <text:p text:style-name="P7">Evite neste dia da canalização: comer carne, frango e peixes e derivados além de café.</text:p>
      <text:p text:style-name="P7"/>
      <text:p text:style-name="P8">Lembre que seus guias o amam muito e tem um grande carinho por você.</text:p>
      <text:p text:style-name="P8"/>
      <text:p text:style-name="P9">Você deverá sentir-se alegre, amoroso, e expandido enquanto estiver na presença de um Guia elevado.</text:p>
      <text:p text:style-name="P9"/>
      <text:p text:style-name="P10">Seus guias te escolheram para trabalhar com eles, em função da similaridade de metas e propósitos.</text:p>
      <text:p text:style-name="P10"/>
      <text:p text:style-name="P11">Alguns de vocês podem escolher canalizar seu EU MAIOR. Este pode lhes dar amor, compaixão, direção espiritual e conselhos sábios. Ambos, seu Guia e seu Eu Superior, estão aqui para ajudar com seu crescimento, impulsionar-te para cima e guiar-te para conseguir alcançar seu Propósito Maior.</text:p>
      <text:p text:style-name="P11"/>
      <text:p text:style-name="P12">É importante seguir os instintos e a intuição, para ficar em sintonia com seus guias e seu Eu superior e a qualquer momento escutar e atender seus apelos. Caso sinta vontade de parar, ficar quieto em silêncio, então faça isso. Siga sua intuição e viva em sintonia com eles.</text:p>
      <text:p text:style-name="P12"/>
      <text:p text:style-name="P14">Se estiver triste ou indisposto por algum motivo é melhor não canalizar.</text:p>
      <text:p text:style-name="P14"/>
      <text:p text:style-name="P15">Os guias te escolheram, devido ao alinhamento entre suas metas e as deles, e também, porque eles te amam.</text:p>
      <text:p text:style-name="P15"/>
      <text:p text:style-name="P16">Alguns de vocês podem escolher canalizar seu EU MAIOR. Este pode lhes dar amor, compaixão, direção espiritual e conselhos sábios. Ambos, seu Guia e seu Eu Superior, estão aqui para ajudar com seu crescimento, impulsionar-te para cima e guiar-te para conseguir alcançar seu Propósito Maior.</text:p>
      <text:p text:style-name="P16"/>
      <text:p text:style-name="P17">Os Guias te escolhem porque você está mais alinhado com a informação que eles querem trazer à Terra. De modo geral, tudo o que você tem desejado fazer, ou já está fazendo na sua vida, continuará a desenvolver-se com a ajuda de seu Guia.</text:p>
      <text:p text:style-name="P13"><text:soft-page-break/><text:span text:style-name="T4">Em geral, as pessoas perguntam:</text:span><text:span text:style-name="T5"> </text:span>Como posso saber se o Guia que atraí é de nível elevado?</text:p>
      <text:p text:style-name="P13"/>
      <text:p text:style-name="P18">Pensamos que todos têm a habilidade de reconhecer um Guia que não é elevado. Quando conheces alguém, tens imediatamente a noção de quão sábias e amáveis elas são. Você sabe se sente bem ao lado dela, ou não. Com um Guia, você pode utilizar o mesmo julgamento que utiliza com as pessoas. Você tem a habilidade de reconhecer a sabedoria. A verdade se sente, como se você já soubesse.</text:p>
      <text:p text:style-name="P18"/>
      <text:p text:style-name="P19">Guias elevados nem te assustam, nem tampouco elevam seu ego. Eles não elogiam, ainda que aplaudam seu progresso. Eles criam uma noção de percepção mais expandida em todos seus temas e te conferem uma maior visão interior. Eles te animam a usar sua própria sabedoria e discernimento, mais que seguir cegamente eles te dizem. Eles nunca vão te dizer que você deve fazer alguma coisa, ou em tentar determinar um resultado direto para sua vida pessoal.</text:p>
      <text:p text:style-name="P19"/>
      <text:p text:style-name="P20">Eles te ajudam e encorajam a desenvolver e utilizar sua própria força interior e sua sabedoria. Eles não te animarão a ceder seu próprio poder e força para eles. Os Guias elevados, em geral, são humildes e sabem que a verdade deles não é a única. Eles podem sugerir e te ajudar a tomar suas próprias decisões. Os Guias elevados podem te mostrar alguma coisa que não está funcionando na sua vida, mas farão isso de um modo que você se sinta com forças e capaz de resolver seus próprios problemas.</text:p>
      <text:p text:style-name="P20"/>
      <text:p text:style-name="P21">Todos nós possuímos um Guia pessoal que nos acompanha durante cada vida, normalmente chamado de<text:span text:style-name="T4"> ANJO DA GUARDA</text:span>.<text:line-break/><text:line-break/>Algumas vezes, podemos ter vários Guias espirituais nos ajudando, particularmente se estamos em uma fase de transformação maior em nossa vida.</text:p>
      <text:p text:style-name="P21"/>
      <text:p text:style-name="P22">Os guias entram em contato com sua alma e então, as informações fluem através de sua alma, até a sua consciência, onde são traduzidas, através de palavras e conceitos que você tiver disponíveis. Existem inúmeras maneiras pelas quais um Guia transmite informações para a sua alma.</text:p>
      <text:p text:style-name="P22"/>
      <text:p text:style-name="P23">Para canalizar, você deve alcançar uma elevação em sua frequência vibratória enquanto estiver em estado de transe. Paralelamente, os Guias baixam as frequências deles, de modo a sintonizar-se com a nossa. Não é uma combinação exata das energias, mas sim, uma complementação. Os Mestres criam um campo eletromagnético na nossa Dimensão, que é similar a deles, em sua Dimensão. Então, alinhamos ambos campos de energia, para que a transmissão possa ocorrer. A habilidade dos Guias em combinar nossas frequências para uma transmissão mais acurada, é também importante.</text:p>
      <text:p text:style-name="P23"/>
      <text:p text:style-name="P24">Conforme você continua a canalizar, os Guias vão aprendendo como monitorar as transmissões, e também como controlar os campos eletromagnéticos. Você aprende como seguir de forma mais acurada, os campos energéticos de seu Guia, e assim se tornam mais experientes no processo de canalização. Os Guias também contribuem com uma aceleração imediata de energia, enquanto você estiver entrando em transe.</text:p>
      <text:p text:style-name="P24"/>
      <text:p text:style-name="P25">Os Guias só podem chegar até nós, quando determinam as frequências que combinam com as nossas, e assim, se abrem as portas de entrada. Eles só podem nos ver e ouvir, quando ajustam suas <text:soft-page-break/>frequências, de modo a fazer nosso Universo visível para eles. Quando você se eleva pedindo por um Guia, você muda a sua energia e se torna visível para os que habitam os Reinos elevados. Nosso desejo de elevarmos é muito visível ao universo deles, e os tornam conscientes de nós, sempre que elevamos nossa vibração.</text:p>
      <text:p text:style-name="P25"/>
      <text:p text:style-name="P26">Canalizar requer o uso do lado direito e esquerdo do cérebro, simultaneamente. Parte do desafio de receber um Guia, reside em deixar ocorrer, aprender a receber o fluxo elevado de informações (função do lado direito) e, ao mesmo tempo, falar ou escrever (função do lado esquerdo). Utilizando os dois lados, se torna possível que as mensagens do Guia sejam transmitidas com precisão e facilidade.</text:p>
      <text:p text:style-name="P26"/>
      <text:p text:style-name="P27">Na canalização consciente, seu Guia imprime a mensagem em sua mente, através do que pode ser chamado telepatia cósmica. Esse é o modo de recepção que nós incentivamos, pois, podes manter o controle de seus músculos. Algumas pessoas conhecem por adiantado as mensagens, e são chamadas de clariscientes. Outras escutam a informação e são chamadas de clariaudientes. Outros podem ver a informação e são chamadas de clarividentes. Há aqueles que recebem a transmissão com tal riqueza de detalhes e impressões, que só têm que depois, combinar tudo isso com palavras.</text:p>
      <text:p text:style-name="P27"/>
      <text:p text:style-name="P28">Talvez as mensagens mais difíceis de transmitir sejam aquelas mais evidentes, ou as que coincidem com suas perguntas. Às vezes, é difícil canalizar para os seres amados, ou os que conhece bem, devido ao fato de que uma parte sua já conhece a resposta e seu Guia lhe disse o mesmo. Você pensará que está vindo de você e não do seu Guia. Assim, se receber algo que coincide com o que você já sabe, nem por isso deve invalidar a resposta.</text:p>
      <text:p text:style-name="P28"/>
      <text:p text:style-name="P29">Nem todas as transmissões terão formas, palavras ou conceitos que se combinam. Sempre haverá algo nas traduções que se perde por caminho. Quando começamos a canalizar, os Guias observam as palavras, frases e conceitos que selecionamos para combinar com a transmissão. Eles observam nossa personalidade, crenças e conceitos estabelecidos e então, ajustam seus impulsos de acordo com isso. Eles monitoram nossa tradução, de forma bem próxima, e empregam uma sintonia mais fina em suas transmissões, de modo a que sua recepção seja um reflexo cada vez melhor da essência da mensagem enviada. Haverá ocasiões em que podem sentir que estão se recordando de uma experiência passada, enquanto canalizas. Pode ser que sintas estar utilizando sua memória, mais que canalizando a um Guia.</text:p>
      <text:p text:style-name="P29"/>
      <text:p text:style-name="P30">Qualquer coisa que você faça, no sentido de expandir a sua percepção, lhe ajudará a ser um canal melhor.</text:p>
      <text:p text:style-name="P30"/>
      <text:p text:style-name="P31">Os Guias nos incentivam a conectar-nos com a sabedoria de nossa própria alma.</text:p>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4:44:36.869277109</meta:creation-date>
    <dc:date>2018-11-21T13:45:26.456131297</dc:date>
    <meta:editing-duration>PT1H3M26S</meta:editing-duration>
    <meta:editing-cycles>35</meta:editing-cycles>
    <meta:generator>LibreOffice/6.0.6.2$Linux_X86_64 LibreOffice_project/00m0$Build-2</meta:generator>
    <meta:document-statistic meta:table-count="0" meta:image-count="0" meta:object-count="0" meta:page-count="3" meta:paragraph-count="32" meta:word-count="1359" meta:character-count="8149" meta:non-whitespace-character-count="6821"/>
  </office:meta>
</office:document-meta>
</file>